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d1c24" draw:textarea-horizontal-align="justify" draw:textarea-vertical-align="middle" draw:auto-grow-height="false" fo:min-height="1.655cm" fo:min-width="1.786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2.294cm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1.02cm" fo:min-width="4.072cm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905cm" svg:x="4.048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2.159cm" svg:x="6.334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72cm" svg:height="1.27cm" svg:x="4.175cm" svg:y="4.68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1:30:07.294487564</meta:creation-date>
    <dc:date>2019-04-02T11:32:03.232923753</dc:date>
    <meta:editing-duration>PT1M56S</meta:editing-duration>
    <meta:editing-cycles>1</meta:editing-cycles>
    <meta:document-statistic meta:object-count="3"/>
    <meta:generator>LibreOffice/6.0.7.3$Linux_X86_64 LibreOffice_project/00m0$Build-3</meta:generator>
  </office:meta>
</office:document-meta>
</file>